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ogotá, D.C., 30 de Agosto de 2010</text:p>
      <text:p text:style-name="Standard"/>
      <text:p text:style-name="Standard"/>
      <text:p text:style-name="Standard">Señores</text:p>
      <text:p text:style-name="Standard">Comisión Disciplinaria</text:p>
      <text:p text:style-name="Standard">Asuntos Disciplinarios Personal Docente</text:p>
      <text:p text:style-name="Standard">Ciudad Universitaria</text:p>
      <text:p text:style-name="Standard"/>
      <text:p text:style-name="Standard"/>
      <text:p text:style-name="Standard"/>
      <text:p text:style-name="Standard"/>
      <text:p text:style-name="Standard">Respetados señores:</text:p>
      <text:p text:style-name="Standard"/>
      <text:p text:style-name="P1"/>
      <text:p text:style-name="P1"/>
      <text:p text:style-name="P1">Una parte importante de mi trabajo de tesis doctoral es la validación de una metodología de diseño para la transferenica tecnológica y de conocimientos en el área de diseño de sistemas embebidos; en estos momentos me encuentro en la fase de difusión, por lo que es necesario adaptar los programas académicos de algunas asignaturas que se dictan actualmente en el departamento y la creación de un cluster de empresas que utilice esta metodología. </text:p>
      <text:p text:style-name="P1"/>
      <text:p text:style-name="P1"/>
      <text:p text:style-name="P1">Por este motivo aún no he terminado mis estudios doctorales; durante este año y medio he estado trabajando en estos puntos y he estado entregando informes semestrales a la decanatura de Ingeniería. La fecha de terminación de mis estudios es el primer semestre del año 2011.</text:p>
      <text:p text:style-name="Standard"/>
      <text:p text:style-name="Standard"/>
      <text:p text:style-name="Standard"/>
      <text:p text:style-name="Standard">Quedo en espera de sus comentarios, reciban un cordial salu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rlos Iván Camargo Bareño</text:p>
      <text:p text:style-name="Standard">Departamento de Ingeniería Eléctrica y Electrónic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oBo. Pablo Rodriguez</text:p>
      <text:p text:style-name="Standard">Director de Departamento</text:p>
      <text:p text:style-name="Standard">Departamento de Ingeniería Eléctrica y Electrónic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Camargo</meta:initial-creator>
    <meta:creation-date>2010-08-30T08:50:26</meta:creation-date>
    <dc:date>2010-08-30T10:51:07</dc:date>
    <dc:creator>Carlos Camargo</dc:creator>
    <meta:editing-duration>PT02H00M42S</meta:editing-duration>
    <meta:editing-cycles>13</meta:editing-cycles>
    <meta:generator>OpenOffice.org/3.2$Linux OpenOffice.org_project/320m12$Build-9483</meta:generator>
    <meta:document-statistic meta:table-count="0" meta:image-count="0" meta:object-count="0" meta:page-count="1" meta:paragraph-count="14" meta:word-count="169" meta:character-count="1092"/>
  </office:meta>
</office:document-meta>
</file>